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212cm" fo:margin-bottom="0.035cm" fo:text-align="justify" style:justify-single-word="false"/>
      <style:text-properties style:font-name="Garamond" fo:font-size="12pt"/>
    </style:style>
    <style:style style:name="P2" style:family="paragraph" style:parent-style-name="Standard">
      <style:paragraph-properties fo:margin-top="0.212cm" fo:margin-bottom="0.035cm" fo:text-align="end" style:justify-single-word="false"/>
      <style:text-properties style:font-name="Garamond" fo:font-size="12pt"/>
    </style:style>
    <style:style style:name="P3" style:family="paragraph" style:parent-style-name="Standard">
      <style:paragraph-properties fo:margin-top="1cm" fo:margin-bottom="0.85cm" fo:text-align="end" style:justify-single-word="false">
        <style:tab-stops>
          <style:tab-stop style:position="0cm"/>
        </style:tab-stops>
      </style:paragraph-properties>
      <style:text-properties style:font-name="Times" fo:font-size="28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face</text:p>
      <text:p text:style-name="P1">Enfin un livre sur SysML en français, qui plus est écrit par Pascal Roques qui a commis les livres sur UML les plus utilisés dans la francophonie à ma connaissance. Voilà qui va réjouir bon nombre de mes collègues enseignants qui commencent à intégrer SysML dans leurs cursus et bon nombre d’ingénieurs fatigués de ne trouver que des articles de recherche ou de vulgarisation utilisant souvent les mêmes exemples, pour la plupart issus des documents de l’Object Management Group, à l’origine de SysML.</text:p>
      <text:p text:style-name="P1">La frontière entre le logiciel et le matériel est de plus en plus étroite. L’automobile en est l’illustration la plus frappante car elle touche tout le monde (le métier de garagiste est en pleine évolution !). Mais l’aéronautique avait commencé avant elle. Et pour sévir depuis de nombreuses années dans le milieu de la formation toulousaine, Pascal Roques ne le sait que trop bien. Il est fort opportun qu’il n’ait pas attendu trop longtemps pour mettre à profit ses talents de pédagogue et d’auteur pour nous concocter un livre simple, clair et abordable, qui j’en suis persuadé, n’est que le premier d’une série d’autres qui germent sûrement déjà dans son esprit fertile. Le monde des informaticiens et celui des « systémistes » sont souvent restés étanches et les barrières culturelles vont être longues à faire tomber. SysML, s’il n’est qu’une notation au service d’une meilleure communication entre ces deux mondes, n’en reste pas moins un passage obligé pour toute personne amenée à participer au développement de systèmes complexes, où les notations classiques trouvent leurs limites.</text:p>
      <text:p text:style-name="P1">Pascal a fait appel à un universitaire pour sa préface. Mais ne vous y trompez pas. Ce livre va au-delà du manuel que l’on indique en référence dans son support de cours, ou celui duquel on tire ses exemples (voire ses idées d’examens, chers étudiants !). La très grande palette des relations industrielles de l’auteur sont utilisées pleinement dans l’ouvrage que vous avez entre les mains pour à la fois nous expliquer simplement les tenants et les aboutissants de cette notation nouvelle, mais aussi coller à une réalité de terrain qui satisfera aussi bien les enseignants, les étudiants que les concepteurs de systèmes. Les premiers y trouveront des exemples concrets pour illustrer leurs recherches et leurs enseignements, les derniers y trouveront un décodage clair et didactique des subtilités de la spécification. Tous trouveront la plupart des réponses aux interrogations et aux points d’ombre qui subsistent dans la spécification OMG de SysML. Je vous souhaite une très bonne lecture !</text:p>
      <text:p text:style-name="P2">Jean-Michel Bruel<text:line-break/>Professeur des universités<text:line-break/>Université de Toulouse – IUT de Blagnac<text:line-break/>Membre de l’Institut de Recherche en Informatique de Toulouse<text:line-break/>(Unité mixte de recherche CN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ramond" svg:font-family="Garamond"/>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initial-creator>Eyrolles</meta:initial-creator>
    <meta:document-statistic meta:table-count="0" meta:image-count="0" meta:object-count="0" meta:page-count="1" meta:paragraph-count="5" meta:word-count="444" meta:character-count="2772" meta:non-whitespace-character-count="2333"/>
    <dc:date>2013-01-16T17:37:08</dc:date>
    <meta:editing-duration>PT2M55S</meta:editing-duration>
    <meta:editing-cycles>1</meta:editing-cycles>
  </office:meta>
</office:document-meta>
</file>